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0"/>
    <style:style style:name="P88" style:family="paragraph" style:parent-style-name="Standard" style:list-style-name="L81"/>
    <style:style style:name="P89" style:family="paragraph" style:parent-style-name="Standard" style:list-style-name="L82"/>
    <style:style style:name="P90" style:family="paragraph" style:parent-style-name="Standard" style:list-style-name="L83"/>
    <style:style style:name="P91" style:family="paragraph" style:parent-style-name="Standard" style:list-style-name="L84"/>
    <style:style style:name="P92" style:family="paragraph" style:parent-style-name="Standard" style:list-style-name="L85"/>
    <style:style style:name="P93" style:family="paragraph" style:parent-style-name="Standard" style:list-style-name="L86"/>
    <style:style style:name="P94" style:family="paragraph" style:parent-style-name="Standard" style:list-style-name="L87"/>
    <style:style style:name="P95" style:family="paragraph" style:parent-style-name="Standard" style:list-style-name="L88"/>
    <style:style style:name="P96" style:family="paragraph" style:parent-style-name="Standard" style:list-style-name="L89"/>
    <style:style style:name="P97" style:family="paragraph" style:parent-style-name="Standard" style:list-style-name="L90"/>
    <style:style style:name="P98" style:family="paragraph" style:parent-style-name="Standard" style:list-style-name="L91"/>
    <style:style style:name="P99" style:family="paragraph" style:parent-style-name="Standard" style:list-style-name="L92"/>
    <style:style style:name="P100" style:family="paragraph" style:parent-style-name="Standard" style:list-style-name="L93"/>
    <style:style style:name="P101" style:family="paragraph" style:parent-style-name="Standard" style:list-style-name="L94"/>
    <style:style style:name="P102" style:family="paragraph" style:parent-style-name="Standard" style:list-style-name="L95"/>
    <style:style style:name="P103" style:family="paragraph" style:parent-style-name="Standard" style:list-style-name="L96"/>
    <style:style style:name="P104" style:family="paragraph" style:parent-style-name="Standard" style:list-style-name="L97"/>
    <style:style style:name="P105" style:family="paragraph" style:parent-style-name="Standard" style:list-style-name="L98"/>
    <style:style style:name="P106" style:family="paragraph" style:parent-style-name="Standard" style:list-style-name="L99"/>
    <style:style style:name="P107" style:family="paragraph" style:parent-style-name="Standard" style:list-style-name="L100"/>
    <style:style style:name="P108" style:family="paragraph" style:parent-style-name="Standard" style:list-style-name="L101"/>
    <style:style style:name="P109" style:family="paragraph" style:parent-style-name="Standard" style:list-style-name="L102"/>
    <style:style style:name="P110" style:family="paragraph" style:parent-style-name="Standard" style:list-style-name="L103"/>
    <style:style style:name="P111" style:family="paragraph" style:parent-style-name="Standard" style:list-style-name="L104"/>
    <style:style style:name="P112" style:family="paragraph" style:parent-style-name="Standard" style:list-style-name="L105"/>
    <style:style style:name="P113" style:family="paragraph" style:parent-style-name="Standard" style:list-style-name="L106"/>
    <style:style style:name="P114" style:family="paragraph" style:parent-style-name="Standard" style:list-style-name="L107"/>
    <style:style style:name="P115" style:family="paragraph" style:parent-style-name="Standard" style:list-style-name="L108"/>
    <style:style style:name="P116" style:family="paragraph" style:parent-style-name="Standard" style:list-style-name="L109"/>
    <style:style style:name="P117" style:family="paragraph" style:parent-style-name="Standard" style:list-style-name="L110"/>
    <style:style style:name="P118" style:family="paragraph" style:parent-style-name="Standard" style:list-style-name="L111"/>
    <style:style style:name="P119" style:family="paragraph" style:parent-style-name="Standard" style:list-style-name="L113"/>
    <style:style style:name="P120" style:family="paragraph" style:parent-style-name="Standard" style:list-style-name="L112">
      <style:paragraph-properties fo:margin-left="0.9846in" fo:margin-right="0in" fo:text-indent="0in" style:auto-text-indent="false">
        <style:tab-stops/>
      </style:paragraph-properties>
    </style:style>
    <style:style style:name="P121" style:family="paragraph" style:parent-style-name="Text_20_body" style:list-style-name="L29">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0.4</text:p>
      <text:list xml:id="list6902759306005847807" text:style-name="L113">
        <text:list-item>
          <text:p text:style-name="P119">a few GUI changes<text:line-break/></text:p>
        </text:list-item>
        <text:list-item>
          <text:p text:style-name="P119">removed the Use as secondary check box. Now if secondary curve is selected (spinner is non-zero), it will be used automatically.<text:line-break/></text:p>
        </text:list-item>
      </text:list>
      <text:p text:style-name="Standard">version 4.0.3</text:p>
      <text:list xml:id="list3117740456829378766" text:style-name="L1">
        <text:list-item>
          <text:p text:style-name="P9">implements a major GUI change: uses tabbed folders to group buttons and other controls. <text:line-break/></text:p>
        </text:list-item>
        <text:list-item>
          <text:p text:style-name="P9">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5295620630255259840" text:style-name="L2">
        <text:list-item>
          <text:p text:style-name="P10">removed a debug print statement that was inadvertently left in. It is responsible for the “mouse event” messages polluting the log file.<text:line-break/></text:p>
        </text:list-item>
      </text:list>
      <text:p text:style-name="Standard">version 4.0.1</text:p>
      <text:list xml:id="list2287049324308430014" text:style-name="L3">
        <text:list-item>
          <text:p text:style-name="P11">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686940246962053963" text:style-name="L4">
        <text:list-item>
          <text:p text:style-name="P1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1063065996221731305" text:style-name="L5">
        <text:list-item>
          <text:p text:style-name="P13"><text:soft-page-break/>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6835844284065013435" text:style-name="L6">
        <text:list-item>
          <text:p text:style-name="P14">one more attempt to solve the gui sizing issue.<text:line-break/></text:p>
        </text:list-item>
        <text:list-item>
          <text:p text:style-name="P14">'sticky' settings are back but are now stored in <text:span text:style-name="T14">pyote.ini</text:span> instead of the<text:line-break/> obscure <text:span text:style-name="T14">simple-ote.ini<text:line-break/></text:span></text:p>
        </text:list-item>
      </text:list>
      <text:p text:style-name="Standard">version 3.9.7</text:p>
      <text:list xml:id="list6529776480322410870" text:style-name="L7">
        <text:list-item>
          <text:p text:style-name="P1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1557745342269848758" text:style-name="L8">
        <text:list-item>
          <text:p text:style-name="P16">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6219996159596444823" text:style-name="L9">
        <text:list-item>
          <text:p text:style-name="P1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6595817005771725586" text:style-name="L10">
        <text:list-item>
          <text:p text:style-name="P18">attempts to fix over-size initial gui.<text:line-break/></text:p>
        </text:list-item>
      </text:list>
      <text:p text:style-name="Standard">version 3.9.3</text:p>
      <text:list xml:id="list4313810247874335987" text:style-name="L11">
        <text:list-item>
          <text:p text:style-name="P19">makes various improvements to the 'detectability' calculator to make it easier to use.<text:line-break/><text:soft-page-break/></text:p>
        </text:list-item>
      </text:list>
      <text:p text:style-name="Standard">version 3.9.2</text:p>
      <text:list xml:id="list6224137356873506904" text:style-name="L12">
        <text:list-item>
          <text:p text:style-name="P20">adds a 'detectability' calculator for use in pre-planning event observation.<text:line-break/></text:p>
        </text:list-item>
        <text:list-item>
          <text:p text:style-name="P20">'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460461247283006234" text:style-name="L13">
        <text:list-item>
          <text:p text:style-name="P21">adds an snr calculation to the <text:span text:style-name="T16">Calc baseline stats</text:span> button.<text:line-break/></text:p>
        </text:list-item>
      </text:list>
      <text:p text:style-name="Standard">version 3.9.0</text:p>
      <text:list xml:id="list8515486950368908644" text:style-name="L14">
        <text:list-item>
          <text:p text:style-name="P22">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979343534226869949" text:style-name="L15">
        <text:list-item>
          <text:p text:style-name="P23">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4748123805866267908" text:style-name="L16">
        <text:list-item>
          <text:p text:style-name="P24">fixed a bug that sometimes kept events that contained a single point at the bottom from producing a report.<text:line-break/></text:p>
        </text:list-item>
      </text:list>
      <text:p text:style-name="Standard">version 3.8.7</text:p>
      <text:list xml:id="list1296753718621310495" text:style-name="L17">
        <text:list-item>
          <text:p text:style-name="P25">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746298476282531504" text:style-name="L18">
        <text:list-item>
          <text:p text:style-name="P26">checks for only a single light-curve in the csv file which was causing a 'list index out of range' error message<text:line-break/></text:p>
        </text:list-item>
      </text:list>
      <text:p text:style-name="Standard">version 3.8.5</text:p>
      <text:list xml:id="list1422505191916014765" text:style-name="L19">
        <text:list-item>
          <text:p text:style-name="P27">changed the way QGridLayout was referenced.<text:line-break/></text:p>
        </text:list-item>
      </text:list>
      <text:p text:style-name="Standard">version 3.8.4</text:p>
      <text:list xml:id="list815222425807725922" text:style-name="L20">
        <text:list-item>
          <text:p text:style-name="P2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8"/>
        </text:list-item>
      </text:list>
      <text:p text:style-name="Standard">version 3.8.3</text:p>
      <text:list xml:id="list4004344489333844831" text:style-name="L21">
        <text:list-item>
          <text:p text:style-name="P29"><text:soft-page-break/>adds display of light-curve name (if available in the csv file) to the curve-to-be-analyzed and the normalization curve next to their selection spinners.<text:line-break/></text:p>
        </text:list-item>
      </text:list>
      <text:p text:style-name="Standard">version 3.8.2</text:p>
      <text:list xml:id="list4078333990313889095" text:style-name="L22">
        <text:list-item>
          <text:p text:style-name="P30">3.7.5 introduced a scrollable GUI for small screens. Unfortunately, that caused resizing problem for all users. The version reverts back to the original GUI design.<text:line-break/></text:p>
        </text:list-item>
        <text:list-item>
          <text:p text:style-name="P3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4323330602100775088" text:style-name="L23">
        <text:list-item>
          <text:p text:style-name="P3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7408069363324305331" text:style-name="L24">
        <text:list-item>
          <text:p text:style-name="P32">adds a tutorial button to supply a quick-start for new or infrequent users.<text:line-break/></text:p>
        </text:list-item>
      </text:list>
      <text:p text:style-name="Standard">version 3.7.9</text:p>
      <text:list xml:id="list6545883123902445417" text:style-name="L25">
        <text:list-item>
          <text:p text:style-name="P3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769496655354210260" text:style-name="L26">
        <text:list-item>
          <text:p text:style-name="P34">added visible left, top, and bottom axes to main plot (with ticks to make easier to associate timestamp with point).<text:line-break/></text:p>
        </text:list-item>
      </text:list>
      <text:p text:style-name="Standard">version 3.7.7</text:p>
      <text:list xml:id="list6644807596426851047" text:style-name="L27">
        <text:list-item>
          <text:p text:style-name="P35">if timestamps are available in the csv file, they are used as x axis labels in the main plot.<text:line-break/></text:p>
        </text:list-item>
      </text:list>
      <text:p text:style-name="Standard">version 3.7.6</text:p>
      <text:list xml:id="list2499375209031584615" text:style-name="L28">
        <text:list-item>
          <text:p text:style-name="P36">changed the way QMainWindow and Qapplication were referenced to accommodate the latest Anaconda version, which has reorganized where those modules are stored. </text:p>
          <text:p text:style-name="P36">This was causing a fatal startup error.<text:line-break/> </text:p>
        </text:list-item>
      </text:list>
      <text:p text:style-name="Standard">version 3.7.5</text:p>
      <text:list xml:id="list4081674217823768243" text:style-name="L29">
        <text:list-item>
          <text:p text:style-name="P121">changes the routine that looks for the latest version of PyOTE to one provided by Kia Getrost. His version contacts the PyPI repository via a json query and is the officially <text:soft-page-break/>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21">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1942685851829653292" text:style-name="L30">
        <text:list-item>
          <text:p text:style-name="P3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3357816709288047321" text:style-name="L31">
        <text:list-item>
          <text:p text:style-name="P38">adds code line needed by any Mac users that are running Big Sur<text:line-break/></text:p>
        </text:list-item>
      </text:list>
      <text:p text:style-name="Standard">version 3.7.2</text:p>
      <text:list xml:id="list3016160161052765183" text:style-name="L32">
        <text:list-item>
          <text:p text:style-name="P39">fixes bug that caused all analysis attempts to 'stall'</text:p>
        </text:list-item>
      </text:list>
      <text:p text:style-name="Standard"/>
      <text:p text:style-name="Standard">version 3.7.1</text:p>
      <text:list xml:id="list1970528785084486220" text:style-name="L33">
        <text:list-item>
          <text:p text:style-name="P40">fixed a bug in the r limb angle entry<text:line-break/></text:p>
        </text:list-item>
      </text:list>
      <text:p text:style-name="Standard">version 3.7.0</text:p>
      <text:list xml:id="list8273828234939295685" text:style-name="L34">
        <text:list-item>
          <text:p text:style-name="P41">adds right-click help to ast speed label giving the equation to use if asteroid speed is not available but asteroid diameter and maximum duration are specified<text:line-break/></text:p>
        </text:list-item>
        <text:list-item>
          <text:p text:style-name="P41">adds suggestion to right-click help on penumbral fit checkbox for how to find the penumbral curve csv file that is provided for practice purposes.<text:line-break/></text:p>
        </text:list-item>
      </text:list>
      <text:p text:style-name="Standard">version 3.6.8</text:p>
      <text:list xml:id="list4931311173316546865" text:style-name="L35">
        <text:list-item>
          <text:p text:style-name="P42">adds modeling of off centerline observations to lightcurve calibration curve generation<text:line-break/></text:p>
        </text:list-item>
      </text:list>
      <text:p text:style-name="Standard">version 3.6.7</text:p>
      <text:list xml:id="list8158320433373224214" text:style-name="L36">
        <text:list-item>
          <text:p text:style-name="P43">clarified the location of the Enable Manual Timestamp Entry checkbox in the pop-up message appears when there are no timestamps in the csv file.<text:line-break/></text:p>
        </text:list-item>
      </text:list>
      <text:p text:style-name="Standard">version 3.6.6</text:p>
      <text:list xml:id="list2673126100887054542" text:style-name="L37">
        <text:list-item>
          <text:p text:style-name="P44">modified the lightcurve demo to show more clearly the camera exposure <text:soft-page-break/>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832385948503971408" text:style-name="L38">
        <text:list-item>
          <text:p text:style-name="P4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616648288476179510" text:style-name="L39">
        <text:list-item>
          <text:p text:style-name="P46">version 3.6.2 would open .xlsx Report file on Mac, but not Windows. This version attempts to fix that (Windows needs a different command to open a file).<text:line-break/></text:p>
        </text:list-item>
      </text:list>
      <text:p text:style-name="Standard">version 3.6.2</text:p>
      <text:list xml:id="list4556684830259315847" text:style-name="L40">
        <text:list-item>
          <text:p text:style-name="P4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102374195466788953" text:style-name="L41">
        <text:list-item>
          <text:p text:style-name="P4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1126735502731373450" text:style-name="L42">
        <text:list-item>
          <text:p text:style-name="P4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soft-page-break/><text:line-break/><text:span text:style-name="T15">…</text:span> <text:span text:style-name="T15">MUST BE CONVERTED to .xlsx for use by PyOTE!<text:line-break/></text:span></text:p>
          <text:p text:style-name="P49"><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395057825704128576" text:style-name="L43">
        <text:list-item>
          <text:p text:style-name="P50">fixed another bug in penumbral curve fit and removed diagnostic printouts.<text:line-break/></text:p>
        </text:list-item>
      </text:list>
      <text:p text:style-name="Standard">version 3.5.8</text:p>
      <text:list xml:id="list2290073552305352477" text:style-name="L44">
        <text:list-item>
          <text:p text:style-name="P51">fixed a number of bugs in the penumbral curve fit code<text:line-break/></text:p>
        </text:list-item>
      </text:list>
      <text:p text:style-name="Standard">version 3.5.7</text:p>
      <text:list xml:id="list3238027611938293454" text:style-name="L45">
        <text:list-item>
          <text:p text:style-name="P5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604814001661074305" text:style-name="L46">
        <text:list-item>
          <text:p text:style-name="P5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988617487372511295" text:style-name="L47">
        <text:list-item>
          <text:p text:style-name="P5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7626566104878624145" text:style-name="L48">
        <text:list-item>
          <text:p text:style-name="P55"><text:soft-page-break/>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01783845335997353" text:style-name="L49">
        <text:list-item>
          <text:p text:style-name="P5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776753881701806562" text:style-name="L50">
        <text:list-item>
          <text:p text:style-name="P5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4858943217380193062" text:style-name="L51">
        <text:list-item>
          <text:p text:style-name="P58">Added additional references to the North American Excel Spreadsheet report in the new section of the final report that bangs on about the start-of-exposure timing convention.<text:line-break/></text:p>
        </text:list-item>
      </text:list>
      <text:p text:style-name="Standard">version 3.5.0</text:p>
      <text:list xml:id="list3455676485456577194" text:style-name="L52">
        <text:list-item>
          <text:p text:style-name="P5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9">NEW: when 'trims' have been placed, a 'write csv' process will honor those values and produce a 'trimmed' output file.<text:line-break/></text:p>
        </text:list-item>
        <text:list-item>
          <text:p text:style-name="P59">NEW: when a light curve has been 'normalized', the changed values are written to the data table where, once again, a 'write csv' process will capture the results.<text:line-break/></text:p>
        </text:list-item>
        <text:list-item>
          <text:p text:style-name="P59">Added additional reminders that the start-of-exposure timestamp/timing convention is employed.</text:p>
        </text:list-item>
      </text:list>
      <text:p text:style-name="Standard"/>
      <text:p text:style-name="Standard"><text:soft-page-break/>version 3.4.9</text:p>
      <text:list xml:id="list4847116232887858486" text:style-name="L53">
        <text:list-item>
          <text:p text:style-name="P60">Added some explanatory language to the “Excel report” section regarding the proper interpretation of the 'false positive probability' number.<text:line-break/></text:p>
        </text:list-item>
      </text:list>
      <text:p text:style-name="Standard">version 3.4.8</text:p>
      <text:list xml:id="list9131623021488720857" text:style-name="L54">
        <text:list-item>
          <text:p text:style-name="P61">This version deals more realistically with high magDrop lightcurves by defining a 'limiting magDrop' as: <text:line-break/><text:line-break/><text:tab/>limMagDrop = 2.5 * log10( B / std(A) ) <text:line-break/><text:line-break/><text:tab/>std(A) is the noise level of A.</text:p>
          <text:p text:style-name="P6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010678691146584457" text:style-name="L55">
        <text:list-item>
          <text:p text:style-name="P62">Automatically loads the correct version of Adv2<text:line-break/></text:p>
        </text:list-item>
      </text:list>
      <text:p text:style-name="Standard">version 3.4.6</text:p>
      <text:list xml:id="list4880967836617143430" text:style-name="L56">
        <text:list-item>
          <text:p text:style-name="P63">Adds AAV Version 2 file as a type that can be read (important when Do OCR check is enabled)</text:p>
        </text:list-item>
      </text:list>
      <text:p text:style-name="Standard"/>
      <text:p text:style-name="Standard">version 3.4.5</text:p>
      <text:list xml:id="list7816149189152027641" text:style-name="L57">
        <text:list-item>
          <text:p text:style-name="P64">Fixes block integration which was failing when more than 4 lightcurves were being processed.<text:line-break/></text:p>
        </text:list-item>
        <text:list-item>
          <text:p text:style-name="P64">Made use diff and Do OCR checkboxes sticky.<text:line-break/></text:p>
        </text:list-item>
      </text:list>
      <text:p text:style-name="Standard">version 3.4.4</text:p>
      <text:list xml:id="list6816118205145000085" text:style-name="L58">
        <text:list-item>
          <text:p text:style-name="P65">PyMovie files can have lightcurves extracted from more than 4 apertures (with <text:soft-page-break/>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758148891623100126" text:style-name="L59">
        <text:list-item>
          <text:p text:style-name="P6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36978779811645271" text:style-name="L60">
        <text:list-item>
          <text:p text:style-name="P6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9107557921596771408" text:style-name="L61">
        <text:list-item>
          <text:p text:style-name="P6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971746099109830877" text:style-name="L62">
        <text:list-item>
          <text:p text:style-name="P69"><text:soft-page-break/>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534781195030155065" text:style-name="L63">
        <text:list-item>
          <text:p text:style-name="P70">Automatically installs cv2 if not already present. <text:s/>This package is needed for the new frame view feature.<text:line-break/></text:p>
        </text:list-item>
      </text:list>
      <text:p text:style-name="Standard">version 3.3.8</text:p>
      <text:list xml:id="list5789085067186433453" text:style-name="L64">
        <text:list-item>
          <text:p text:style-name="P7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538024138486560586" text:style-name="L65">
        <text:list-item>
          <text:p text:style-name="P72">A new button (View frame) with an associated spinner for entry of a frame number has been added:</text:p>
          <text:p text:style-name="P7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text:soft-page-break/>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565356974503617940" text:style-name="L66">
        <text:list-item>
          <text:p text:style-name="P7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490640428062083045" text:style-name="L67">
        <text:list-item>
          <text:p text:style-name="P7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629244847331296972" text:style-name="L68">
        <text:list-item>
          <text:p text:style-name="P7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843112928765798819" text:style-name="L69">
        <text:list-item>
          <text:p text:style-name="P7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081427737445543974" text:style-name="L70">
        <text:list-item>
          <text:p text:style-name="P77">Changed main plot so that the scroll wheel only zooms the x axis.</text:p>
        </text:list-item>
        <text:list-item>
          <text:p text:style-name="P77">Changed lightcurve plot so that it conforms properly to 'start-of-exposure'.<text:line-break/></text:p>
        </text:list-item>
      </text:list>
      <text:p text:style-name="Standard">version 3.2.8</text:p>
      <text:list xml:id="list6020101049606617446" text:style-name="L71">
        <text:list-item>
          <text:p text:style-name="P78">Changed font size in help files --- it was fine for Mac but too big for Win10<text:line-break/></text:p>
        </text:list-item>
      </text:list>
      <text:p text:style-name="Standard">version 3.2.7</text:p>
      <text:list xml:id="list265691781511040788" text:style-name="L72">
        <text:list-item>
          <text:p text:style-name="P79">Removed the 'hover-for-help' and replaced it with a 'right-click-on-item' to get help. <text:s/>This scheme was introduced in PyMovie and I found it easier to use than the 'hover' scheme. <text:s/>In practice, the 'hover' popped up when it was not needed, <text:soft-page-break/>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144188789374535105" text:style-name="L73">
        <text:list-item>
          <text:p text:style-name="P80">This is a 'cosmetic' release --- there should be NO detectable differences from version 3.2.5 in terms of functionality.</text:p>
        </text:list-item>
        <text:list-item>
          <text:p text:style-name="P80">All python files were brought into compliance with PEP 8 coding standards. <text:s/>Only I care about that.</text:p>
        </text:list-item>
        <text:list-item>
          <text:p text:style-name="P8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0">All this 'cosmetic' work is in preparation for working on PyOTE issues again.<text:line-break/> </text:p>
        </text:list-item>
      </text:list>
      <text:p text:style-name="Standard">version 3.2.5</text:p>
      <text:list xml:id="list7521959817079463143" text:style-name="L74">
        <text:list-item>
          <text:p text:style-name="P8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186752846850693561" text:style-name="L75">
        <text:list-item>
          <text:p text:style-name="P82">Modified the test for newer version to accommodate the different strings returned by pip 18.1 and pip 19.0+</text:p>
        </text:list-item>
        <text:list-item>
          <text:p text:style-name="P82">Added ability to invoke PyOTE from PyMovie with an externally supplied csv file that is automatically opened.<text:line-break/></text:p>
        </text:list-item>
      </text:list>
      <text:p text:style-name="Standard">version 3.2.3</text:p>
      <text:list xml:id="list231944767187026961" text:style-name="L76">
        <text:list-item>
          <text:p text:style-name="P8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3">Added support for the PyMovie csv format<text:line-break/></text:p>
        </text:list-item>
      </text:list>
      <text:p text:style-name="Standard">version 3.2.1</text:p>
      <text:list xml:id="list4971517811350803924" text:style-name="L77">
        <text:list-item>
          <text:p text:style-name="P8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text:soft-page-break/>have ramifications in the future (like a format change that has empty fields followed by non-empty fields --- not a likely expectation).<text:line-break/></text:p>
        </text:list-item>
      </text:list>
      <text:p text:style-name="Standard">version 3.2.0</text:p>
      <text:list xml:id="list4494213843947755110" text:style-name="L78">
        <text:list-item>
          <text:p text:style-name="P85">Changed GUI to better align text on min max edit boxes to avoid confusion.<text:line-break/></text:p>
        </text:list-item>
      </text:list>
      <text:p text:style-name="Standard">version 3.1.9</text:p>
      <text:list xml:id="list3636549924745281607" text:style-name="L79">
        <text:list-item>
          <text:p text:style-name="P86">Fixed a bug in the test for a min/max solution search being constrained by a too large min value.<text:line-break/></text:p>
        </text:list-item>
      </text:list>
      <text:p text:style-name="Standard">version 3.1.8</text:p>
      <text:list xml:id="list6448072954815524003" text:style-name="L80">
        <text:list-item>
          <text:p text:style-name="P87">version 3.1.7 was released without an updated version history. <text:s/>Here is what was changed in 3.1.7:<text:line-break/></text:p>
        </text:list-item>
        <text:list-item>
          <text:p text:style-name="P8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562985226698663522" text:style-name="L81">
        <text:list-item>
          <text:p text:style-name="P88">Values entered in the Manual Timestamp Entry dialog box are now 'sticky', thus making corrections easy to do without requiring re-entry of all data. </text:p>
          <text:p text:style-name="P88"><text:line-break/>Also trapped is the case where a user has entered a custom frame time but failed to click the radio button indicating that it is to be used.<text:line-break/></text:p>
        </text:list-item>
      </text:list>
      <text:p text:style-name="Standard">version 3.1.5:</text:p>
      <text:list xml:id="list4114780813039403828" text:style-name="L82">
        <text:list-item>
          <text:p text:style-name="P8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5299768538303609396" text:style-name="L83">
        <text:list-item>
          <text:p text:style-name="P90">Fixed error in new dropped reading detection logic when light curve was processed in field mode.<text:line-break/><text:soft-page-break/></text:p>
        </text:list-item>
        <text:list-item>
          <text:p text:style-name="P90">Cleaned up some language in tooltips.<text:line-break/></text:p>
        </text:list-item>
      </text:list>
      <text:p text:style-name="Standard">version 3.1.3:</text:p>
      <text:list xml:id="list4325057639673135861" text:style-name="L84">
        <text:list-item>
          <text:p text:style-name="P9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1">Eliminated the 'entry num' column in the data matrix at the lower left of the GUI. The 'entry num' is unused and a possible source of confusion with the frame or field number for the unwary.<text:line-break/></text:p>
        </text:list-item>
        <text:list-item>
          <text:p text:style-name="P9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021485938894045200" text:style-name="L85">
        <text:list-item>
          <text:p text:style-name="P9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388513713212041114" text:style-name="L86">
        <text:list-item>
          <text:p text:style-name="P9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254108130424508855" text:style-name="L87">
        <text:list-item>
          <text:p text:style-name="P94">Added a Mac version of a pyote startup file. <text:s/>It is automatically placed on the Desktop the first time pyote is run. <text:s/>Double-clicking on that Desktop file icon will start pyote thereafter.<text:line-break/><text:soft-page-break/> </text:p>
        </text:list-item>
      </text:list>
      <text:p text:style-name="Standard">version 3.0.8:</text:p>
      <text:list xml:id="list9136334761307164321" text:style-name="L88">
        <text:list-item>
          <text:p text:style-name="P9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99158577528243761" text:style-name="L89">
        <text:list-item>
          <text:p text:style-name="P9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021528593238452537" text:style-name="L90">
        <text:list-item>
          <text:p text:style-name="P9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666406853661526876" text:style-name="L91">
        <text:list-item>
          <text:p text:style-name="P9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365548596261876674" text:style-name="L92">
        <text:list-item>
          <text:p text:style-name="P99">Disable the Accept integration button when user overrides an automatic block analysis with a manual block selection followed by a click on the Block integrate button.<text:line-break/></text:p>
        </text:list-item>
      </text:list>
      <text:p text:style-name="Standard">version 2.1.4:</text:p>
      <text:list xml:id="list1127738116045220123" text:style-name="L93">
        <text:list-item>
          <text:p text:style-name="P100">Corrected a bug that kept manual selection of block integration from being performed after a refusal to accept the automatic block analysis results.<text:line-break/></text:p>
        </text:list-item>
      </text:list>
      <text:p text:style-name="Standard">version 2.1.3:</text:p>
      <text:list xml:id="list5451439438406234584" text:style-name="L94">
        <text:list-item>
          <text:p text:style-name="P10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39722149289893715" text:style-name="L95">
        <text:list-item>
          <text:p text:style-name="P102">To ease usage of the automatic block integration feature, accepting the automatically determined block integration parameters no longer uses a modal <text:soft-page-break/>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379697013169175174" text:style-name="L96">
        <text:list-item>
          <text:p text:style-name="P103">Added progress bar tracking of block integration analysis because it can take an extended amount of time to complete the analysis when the light curve has many points.<text:line-break/></text:p>
        </text:list-item>
      </text:list>
      <text:p text:style-name="Standard">version 2.1.0</text:p>
      <text:list xml:id="list5493424265075535978" text:style-name="L97">
        <text:list-item>
          <text:p text:style-name="P10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224846874233072073" text:style-name="L98">
        <text:list-item>
          <text:p text:style-name="P105">Made the selection of Tooltip display 'sticky'</text:p>
        </text:list-item>
        <text:list-item>
          <text:p text:style-name="P105">Duration calculation when D and R span midnight now handled correctly</text:p>
        </text:list-item>
      </text:list>
      <text:p text:style-name="Standard"/>
      <text:p text:style-name="Standard">version 2.0.8</text:p>
      <text:list xml:id="list8793007184414744923" text:style-name="L99">
        <text:list-item>
          <text:p text:style-name="P106">toolTips changed to invoke and display in a custom dialog box that can be moved and resized to better accommodate legacy displays</text:p>
        </text:list-item>
        <text:list-item>
          <text:p text:style-name="P106">Calc flash timing calculation fixed to properly deal with the non-integer frame numbers that can result from field processed csv files</text:p>
        </text:list-item>
        <text:list-item>
          <text:p text:style-name="P106">Flash timing has been verified to work with integrated light curves</text:p>
        </text:list-item>
        <text:list-item>
          <text:p text:style-name="P10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269038753469097579" text:style-name="L100">
        <text:list-item>
          <text:p text:style-name="P107">Adds a button to calculate the edge position of an LED timing flash.</text:p>
        </text:list-item>
        <text:list-item>
          <text:p text:style-name="P10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7">Adds a checkbox to force manual entry of timestamp info. <text:s/>This is useful when OCR on a VTI timed light curve has catastrophic errors. <text:s/>It is always employed when using LED flash timing.</text:p>
        </text:list-item>
      </text:list>
      <text:list xml:id="list3991709185129267781" text:style-name="L101">
        <text:list-item>
          <text:p text:style-name="P108">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4416231234432199116" text:style-name="L102">
        <text:list-item>
          <text:p text:style-name="P10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7446164597902222400" text:style-name="L103">
        <text:list-item>
          <text:p text:style-name="P110">files generated by pyote now contain PYOTE in the filename.<text:line-break/></text:p>
        </text:list-item>
        <text:list-item>
          <text:p text:style-name="P11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388427647193792243" text:style-name="L104">
        <text:list-item>
          <text:p text:style-name="P11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592324256227498419" text:style-name="L105">
        <text:list-item>
          <text:p text:style-name="P11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415565969907854498" text:style-name="L106">
        <text:list-item>
          <text:p text:style-name="P11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646316498667104565" text:style-name="L107">
        <text:list-item>
          <text:p text:style-name="P114">improved handling of D and R region selection so that one cannot enter an invalid configuration --- automatic corrections/changes are applied.<text:line-break/></text:p>
        </text:list-item>
        <text:list-item>
          <text:p text:style-name="P11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3148922651986354270" text:style-name="L108">
        <text:list-item>
          <text:p text:style-name="P11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925992377060321309" text:style-name="L109">
        <text:list-item>
          <text:p text:style-name="P11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285280184800968712" text:style-name="L110">
        <text:list-item>
          <text:p text:style-name="P11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65583381002675547" text:style-name="L111">
        <text:list-item>
          <text:p text:style-name="P11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7952564316557909236" text:style-name="L112">
        <text:list-item>
          <text:p text:style-name="P12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17T21:37:02</dc:date>
    <meta:editing-cycles>149</meta:editing-cycles>
    <meta:editing-duration>P1DT25M1S</meta:editing-duration>
    <dc:creator>Robert Anderson</dc:creator>
    <meta:document-statistic meta:table-count="0" meta:image-count="3" meta:object-count="0" meta:page-count="21" meta:paragraph-count="293" meta:word-count="8006" meta:character-count="46716"/>
    <meta:template xlink:type="simple" xlink:actuate="onRequest" xlink:title="" xlink:href="Normal"/>
  </office:meta>
</office:document-meta>
</file>